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361in" fo:margin-left="0in" table:align="left"/>
    </style:style>
    <style:style style:name="Table1.A" style:family="table-column">
      <style:table-column-properties style:column-width="1.5625in"/>
    </style:style>
    <style:style style:name="Table1.B" style:family="table-column">
      <style:table-column-properties style:column-width="2.0625in"/>
    </style:style>
    <style:style style:name="Table1.C" style:family="table-column">
      <style:table-column-properties style:column-width="1.6243in"/>
    </style:style>
    <style:style style:name="Table1.D" style:family="table-column">
      <style:table-column-properties style:column-width="1.6868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46b2" officeooo:paragraph-rsid="000f46b2"/>
    </style:style>
    <style:style style:name="P2" style:family="paragraph" style:parent-style-name="Standard">
      <style:text-properties officeooo:rsid="00112f30" officeooo:paragraph-rsid="00112f30"/>
    </style:style>
    <style:style style:name="P3" style:family="paragraph" style:parent-style-name="Standard">
      <style:text-properties officeooo:rsid="00130e6f" officeooo:paragraph-rsid="0014861a"/>
    </style:style>
    <style:style style:name="P4" style:family="paragraph" style:parent-style-name="Standard">
      <style:text-properties officeooo:rsid="0014b055" officeooo:paragraph-rsid="0014b055"/>
    </style:style>
    <style:style style:name="P5" style:family="paragraph" style:parent-style-name="Standard">
      <style:text-properties officeooo:rsid="001ae66c" officeooo:paragraph-rsid="001ae66c"/>
    </style:style>
    <style:style style:name="P6" style:family="paragraph" style:parent-style-name="Standard">
      <style:paragraph-properties fo:margin-left="0.4925in" fo:margin-right="0in" fo:text-indent="0in" style:auto-text-indent="false"/>
      <style:text-properties officeooo:rsid="001ae66c" officeooo:paragraph-rsid="001ae66c"/>
    </style:style>
    <style:style style:name="P7" style:family="paragraph" style:parent-style-name="Standard">
      <style:paragraph-properties fo:margin-left="0.4925in" fo:margin-right="0in" fo:text-indent="0in" style:auto-text-indent="false"/>
      <style:text-properties officeooo:rsid="001b9da5" officeooo:paragraph-rsid="001b9da5"/>
    </style:style>
    <style:style style:name="P8" style:family="paragraph" style:parent-style-name="Table_20_Contents">
      <style:text-properties officeooo:rsid="0017c721" officeooo:paragraph-rsid="0017c721"/>
    </style:style>
    <style:style style:name="P9" style:family="paragraph" style:parent-style-name="Table_20_Contents">
      <style:text-properties officeooo:rsid="00196b83" officeooo:paragraph-rsid="00196b83"/>
    </style:style>
    <style:style style:name="P10" style:family="paragraph" style:parent-style-name="Table_20_Contents">
      <style:text-properties officeooo:rsid="001b9da5" officeooo:paragraph-rsid="001b9da5"/>
    </style:style>
    <style:style style:name="P11" style:family="paragraph" style:parent-style-name="Standard" style:list-style-name="L1">
      <style:text-properties officeooo:rsid="000f46b2" officeooo:paragraph-rsid="000f46b2"/>
    </style:style>
    <style:style style:name="P12" style:family="paragraph" style:parent-style-name="Standard" style:list-style-name="L1">
      <style:text-properties officeooo:rsid="00112f30" officeooo:paragraph-rsid="00112f30"/>
    </style:style>
    <style:style style:name="P13" style:family="paragraph" style:parent-style-name="Standard" style:list-style-name="L1">
      <style:text-properties officeooo:rsid="0021a733" officeooo:paragraph-rsid="0021a733"/>
    </style:style>
    <style:style style:name="P14" style:family="paragraph" style:parent-style-name="Standard" style:list-style-name="L1">
      <style:text-properties officeooo:rsid="001f0421" officeooo:paragraph-rsid="001f0421"/>
    </style:style>
    <style:style style:name="P15" style:family="paragraph" style:parent-style-name="Standard" style:list-style-name="L1">
      <style:text-properties officeooo:rsid="00130e6f" officeooo:paragraph-rsid="00130e6f"/>
    </style:style>
    <style:style style:name="P16" style:family="paragraph" style:parent-style-name="Standard" style:list-style-name="L1">
      <style:text-properties officeooo:rsid="00130e6f" officeooo:paragraph-rsid="0014861a"/>
    </style:style>
    <style:style style:name="P17" style:family="paragraph" style:parent-style-name="Standard" style:list-style-name="L1">
      <style:text-properties officeooo:rsid="0014861a" officeooo:paragraph-rsid="0014861a"/>
    </style:style>
    <style:style style:name="P18" style:family="paragraph" style:parent-style-name="Standard" style:list-style-name="L2">
      <style:text-properties officeooo:rsid="0014b055" officeooo:paragraph-rsid="0014b055"/>
    </style:style>
    <style:style style:name="P19" style:family="paragraph" style:parent-style-name="Standard" style:list-style-name="L2">
      <style:text-properties officeooo:rsid="0015a25a" officeooo:paragraph-rsid="0015a25a"/>
    </style:style>
    <style:style style:name="P20" style:family="paragraph" style:parent-style-name="Standard" style:list-style-name="L2">
      <style:text-properties officeooo:rsid="0016a35d" officeooo:paragraph-rsid="0016a35d"/>
    </style:style>
    <style:style style:name="P21" style:family="paragraph" style:parent-style-name="Standard" style:list-style-name="L2">
      <style:text-properties officeooo:rsid="001719d4" officeooo:paragraph-rsid="001719d4"/>
    </style:style>
    <style:style style:name="P22" style:family="paragraph" style:parent-style-name="Standard" style:list-style-name="L2">
      <style:text-properties officeooo:rsid="0017c721" officeooo:paragraph-rsid="0017c721"/>
    </style:style>
    <style:style style:name="P23" style:family="paragraph" style:parent-style-name="Table_20_Contents">
      <style:text-properties officeooo:rsid="00196b83" officeooo:paragraph-rsid="00196b83"/>
    </style:style>
    <style:style style:name="T1" style:family="text">
      <style:text-properties officeooo:rsid="00112f30"/>
    </style:style>
    <style:style style:name="T2" style:family="text">
      <style:text-properties officeooo:rsid="0014861a"/>
    </style:style>
    <style:style style:name="T3" style:family="text">
      <style:text-properties officeooo:rsid="001719d4"/>
    </style:style>
    <style:style style:name="T4" style:family="text">
      <style:text-properties officeooo:rsid="0017c721"/>
    </style:style>
    <style:style style:name="T5" style:family="text">
      <style:text-properties officeooo:rsid="00196b83"/>
    </style:style>
    <style:style style:name="T6" style:family="text">
      <style:text-properties officeooo:rsid="001ae66c"/>
    </style:style>
    <style:style style:name="T7" style:family="text">
      <style:text-properties officeooo:rsid="001b9da5"/>
    </style:style>
    <style:style style:name="T8" style:family="text">
      <style:text-properties officeooo:rsid="001f0421"/>
    </style:style>
    <style:style style:name="T9" style:family="text">
      <style:text-properties officeooo:rsid="0023f089"/>
    </style:style>
    <style:style style:name="T10" style:family="text">
      <style:text-properties officeooo:rsid="0025693c"/>
    </style:style>
    <style:style style:name="T11" style:family="text">
      <style:text-properties officeooo:rsid="002741d7"/>
    </style:style>
    <style:style style:name="T12" style:family="text">
      <style:text-properties officeooo:rsid="002942e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j<text:span text:style-name="T8">e</text:span>cten</text:p>
      <text:list xml:id="list276640747" text:style-name="L1">
        <text:list-item>
          <text:p text:style-name="P11">&lt;&lt;boundary&gt;&gt; LCD display</text:p>
        </text:list-item>
        <text:list-item>
          <text:p text:style-name="P11">&lt;&lt;boundary&gt;&gt; 4x4 toetsenbord</text:p>
        </text:list-item>
        <text:list-item>
          <text:p text:style-name="P11">&lt;&lt;boundary&gt;&gt; IR detector</text:p>
        </text:list-item>
        <text:list-item>
          <text:p text:style-name="P11">&lt;&lt;boundary&gt;&gt; <text:span text:style-name="T1">IR diode</text:span></text:p>
        </text:list-item>
        <text:list-item>
          <text:p text:style-name="P12">&lt;&lt;boundary&gt;&gt; speaker/buzzer</text:p>
        </text:list-item>
        <text:list-item>
          <text:p text:style-name="P12">&lt;&lt;boundary&gt;&gt; aantal leds</text:p>
        </text:list-item>
        <text:list-item>
          <text:p text:style-name="P13">&lt;&lt;boundary&gt;&gt; tiltsensor</text:p>
        </text:list-item>
      </text:list>
      <text:p text:style-name="P2"/>
      <text:list xml:id="list122819110459633" text:continue-numbering="true" text:style-name="L1">
        <text:list-item>
          <text:p text:style-name="P14">&lt;&lt;entity&gt;&gt; playerData</text:p>
        </text:list-item>
      </text:list>
      <text:p text:style-name="P2"/>
      <text:list xml:id="list122821194315615" text:continue-numbering="true" text:style-name="L1">
        <text:list-item>
          <text:p text:style-name="P12">&lt;&lt;control&gt;&gt; run game</text:p>
        </text:list-item>
        <text:list-item>
          <text:p text:style-name="P12">&lt;&lt;control&gt;&gt; register game parameters</text:p>
        </text:list-item>
        <text:list-item>
          <text:p text:style-name="P12">&lt;&lt;control&gt;&gt; init game</text:p>
        </text:list-item>
        <text:list-item>
          <text:p text:style-name="P12">&lt;&lt;control&gt;&gt; transfer hits</text:p>
        </text:list-item>
        <text:list-item>
          <text:p text:style-name="P15">&lt;&lt;control&gt;&gt; send IR message</text:p>
        </text:list-item>
        <text:list-item>
          <text:p text:style-name="P17">&lt;&lt;control&gt;&gt; receive IR message</text:p>
        </text:list-item>
      </text:list>
      <text:p text:style-name="P2"/>
      <text:list xml:id="list122820364976332" text:continue-numbering="true" text:style-name="L1">
        <text:list-item>
          <text:p text:style-name="P15">handlers:</text:p>
          <text:list>
            <text:list-item>
              <text:p text:style-name="P15"><text:span text:style-name="T2">&lt;&lt;interface&gt;&gt; </text:span>led handler</text:p>
            </text:list-item>
            <text:list-item>
              <text:p text:style-name="P16"><text:span text:style-name="T2">&lt;&lt;interface&gt;&gt; </text:span>buzzer handler</text:p>
            </text:list-item>
            <text:list-item>
              <text:p text:style-name="P16"><text:span text:style-name="T2">&lt;&lt;interface&gt;&gt; </text:span>toetsenbord handler</text:p>
            </text:list-item>
          </text:list>
        </text:list-item>
      </text:list>
      <text:p text:style-name="P3"/>
      <text:p text:style-name="P4">varianten:</text:p>
      <text:list xml:id="list553799935" text:style-name="L2">
        <text:list-item>
          <text:p text:style-name="P18">Het begin van het spel word<text:span text:style-name="T9">t</text:span> aangegeven met een buzzertje wat voor 7 seconden speelt met aan het einde een langere duratie.</text:p>
        </text:list-item>
        <text:list-item>
          <text:p text:style-name="P19">Met de RTOS timer die met stappen van een halfe seconde loopt en met een switch case. Word een piepje gegeven.</text:p>
        </text:list-item>
        <text:list-item>
          <text:p text:style-name="P19">De lange piep van het aftellen geeft de start van het spel aan.</text:p>
        </text:list-item>
        <text:list-item>
          <text:p text:style-name="P19">Op een display word een countdown laten zien en binnen de laatste 7 seconden speelt hetzelfde deuntje als starten.</text:p>
        </text:list-item>
        <text:list-item>
          <text:p text:style-name="P20">Een set van 3 piepjes die langer worden <text:span text:style-name="T3">hoe hoger de vuurkracht.</text:span></text:p>
        </text:list-item>
        <text:list-item>
          <text:p text:style-name="P21">Aan de hand van presets word de <text:span text:style-name="T4">de modifier van de vuurkracht bepaald</text:span></text:p>
        </text:list-item>
        <text:list-item>
          <text:p text:style-name="P22">/<text:span text:style-name="T6">8. /10. </text:span>bij een hogere vuurkracht doet het wapen een grotere schaden maar word het minder accuraat en er meot langer gewacht worden tussen schoten, na tien schoten moet een keer langer herladen worde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Preset nummer</text:p>
          </table:table-cell>
          <table:table-cell table:style-name="Table1.A1" office:value-type="string">
            <text:p text:style-name="P8">Damage </text:p>
          </table:table-cell>
          <table:table-cell table:style-name="Table1.A1" office:value-type="string">
            <text:p text:style-name="P9">Tijd tot volgend schot</text:p>
          </table:table-cell>
          <table:table-cell table:style-name="Table1.D1" office:value-type="string">
            <text:p text:style-name="P10">Herlaad tijd na x kogels</text:p>
          </table:table-cell>
        </table:table-row>
        <table:table-row>
          <table:table-cell table:style-name="Table1.A2" office:value-type="string">
            <text:p text:style-name="P8">1 “sub groot”</text:p>
          </table:table-cell>
          <table:table-cell table:style-name="Table1.A2" office:value-type="string">
            <text:p text:style-name="P8">0.6 <text:s text:c="4"/>* 1<text:span text:style-name="T10">0</text:span>(standaard damage)</text:p>
          </table:table-cell>
          <table:table-cell table:style-name="Table1.A2" office:value-type="string">
            <text:p text:style-name="P9">0,2 s</text:p>
          </table:table-cell>
          <table:table-cell table:style-name="Table1.D2" office:value-type="string">
            <text:p text:style-name="P10">X <text:s/>= 40, 6s</text:p>
          </table:table-cell>
        </table:table-row>
        <table:table-row>
          <table:table-cell table:style-name="Table1.A2" office:value-type="string">
            <text:p text:style-name="P8">2 “sub klein”</text:p>
          </table:table-cell>
          <table:table-cell table:style-name="Table1.A2" office:value-type="string">
            <text:p text:style-name="P8">0.7 <text:s text:c="4"/>* 1<text:span text:style-name="T10">0</text:span>(standaard damage)</text:p>
          </table:table-cell>
          <table:table-cell table:style-name="Table1.A2" office:value-type="string">
            <text:p text:style-name="P9">0,25 s</text:p>
          </table:table-cell>
          <table:table-cell table:style-name="Table1.D2" office:value-type="string">
            <text:p text:style-name="P10">X = 20, 4s</text:p>
          </table:table-cell>
        </table:table-row>
        <table:table-row>
          <table:table-cell table:style-name="Table1.A2" office:value-type="string">
            <text:p text:style-name="P8">3 “vol auto”</text:p>
          </table:table-cell>
          <table:table-cell table:style-name="Table1.A2" office:value-type="string">
            <text:p text:style-name="P8">0.8 <text:s text:c="4"/>* 1<text:span text:style-name="T10">0</text:span>(standaard damage)</text:p>
          </table:table-cell>
          <table:table-cell table:style-name="Table1.A2" office:value-type="string">
            <text:p text:style-name="P9">0,33 s</text:p>
          </table:table-cell>
          <table:table-cell table:style-name="Table1.D2" office:value-type="string">
            <text:p text:style-name="P10">X = 30, 5s</text:p>
          </table:table-cell>
        </table:table-row>
        <table:table-row>
          <table:table-cell table:style-name="Table1.A2" office:value-type="string">
            <text:p text:style-name="P8">4 “semi”</text:p>
          </table:table-cell>
          <table:table-cell table:style-name="Table1.A2" office:value-type="string">
            <text:p text:style-name="P8">0.9 <text:s text:c="4"/>* 1<text:span text:style-name="T10">0</text:span>(standaard damage)</text:p>
          </table:table-cell>
          <table:table-cell table:style-name="Table1.A2" office:value-type="string">
            <text:p text:style-name="P9">0,5 s</text:p>
          </table:table-cell>
          <table:table-cell table:style-name="Table1.D2" office:value-type="string">
            <text:p text:style-name="P10">X = 25, 5s</text:p>
          </table:table-cell>
        </table:table-row>
        <table:table-row>
          <table:table-cell table:style-name="Table1.A2" office:value-type="string">
            <text:p text:style-name="P8">5 “pistool”</text:p>
          </table:table-cell>
          <table:table-cell table:style-name="Table1.A2" office:value-type="string">
            <text:p text:style-name="P8">1.0 <text:s text:c="4"/>* 1<text:span text:style-name="T10">0</text:span>(Standaard <text:soft-page-break/>damage)</text:p>
          </table:table-cell>
          <table:table-cell table:style-name="Table1.A2" office:value-type="string">
            <text:p text:style-name="P9">1 s</text:p>
          </table:table-cell>
          <table:table-cell table:style-name="Table1.D2" office:value-type="string">
            <text:p text:style-name="P10">X = 17, 3s</text:p>
          </table:table-cell>
        </table:table-row>
        <table:table-row>
          <table:table-cell table:style-name="Table1.A2" office:value-type="string">
            <text:p text:style-name="P8">6 “lmg”</text:p>
          </table:table-cell>
          <table:table-cell table:style-name="Table1.A2" office:value-type="string">
            <text:p text:style-name="P8">1.<text:span text:style-name="T11">3</text:span> <text:s text:c="2"/>* 1<text:span text:style-name="T10">0</text:span>(standaard damage)</text:p>
          </table:table-cell>
          <table:table-cell table:style-name="Table1.A2" office:value-type="string">
            <text:p text:style-name="P9">1.5 s</text:p>
          </table:table-cell>
          <table:table-cell table:style-name="Table1.D2" office:value-type="string">
            <text:p text:style-name="P10">X = 150, 30s</text:p>
          </table:table-cell>
        </table:table-row>
        <table:table-row>
          <table:table-cell table:style-name="Table1.A2" office:value-type="string">
            <text:p text:style-name="P8">7 “sniper”</text:p>
          </table:table-cell>
          <table:table-cell table:style-name="Table1.A2" office:value-type="string">
            <text:p text:style-name="P8"><text:span text:style-name="T5">1.5</text:span> <text:s text:c="4"/>* 1<text:span text:style-name="T10">0</text:span>(standaard damage)</text:p>
          </table:table-cell>
          <table:table-cell table:style-name="Table1.A2" office:value-type="string">
            <text:p text:style-name="P9">2.0 s</text:p>
          </table:table-cell>
          <table:table-cell table:style-name="Table1.D2" office:value-type="string">
            <text:p text:style-name="P10">X = 10, 8s</text:p>
          </table:table-cell>
        </table:table-row>
        <table:table-row>
          <table:table-cell table:style-name="Table1.A2" office:value-type="string">
            <text:p text:style-name="P8">8 “<text:span text:style-name="T5">grenade launcher</text:span>”</text:p>
          </table:table-cell>
          <table:table-cell table:style-name="Table1.A2" office:value-type="string">
            <text:p text:style-name="P8"><text:span text:style-name="T5">2.0</text:span> <text:s text:c="4"/>* 1<text:span text:style-name="T10">0</text:span>(standaard damage)</text:p>
          </table:table-cell>
          <table:table-cell table:style-name="Table1.A2" office:value-type="string">
            <text:p text:style-name="P9">4.0 s</text:p>
          </table:table-cell>
          <table:table-cell table:style-name="Table1.D2" office:value-type="string">
            <text:p text:style-name="P10">X = 5, 8s</text:p>
          </table:table-cell>
        </table:table-row>
        <table:table-row>
          <table:table-cell table:style-name="Table1.A2" office:value-type="string">
            <text:p text:style-name="P8">9 “<text:span text:style-name="T5">rpg</text:span>”</text:p>
          </table:table-cell>
          <table:table-cell table:style-name="Table1.A2" office:value-type="string">
            <text:p text:style-name="P9">Instant death<text:span text:style-name="T12">(5000)</text:span></text:p>
          </table:table-cell>
          <table:table-cell table:style-name="Table1.A2" office:value-type="string">
            <text:p text:style-name="P9">8 s</text:p>
          </table:table-cell>
          <table:table-cell table:style-name="Table1.D2" office:value-type="string">
            <text:p text:style-name="P10">X = 1, 8s</text:p>
          </table:table-cell>
        </table:table-row>
      </table:table>
      <text:p text:style-name="P5"/>
      <text:p text:style-name="P6">9.<text:tab/>je kunt 190ms niet worden geraakt na een raak schot</text:p>
      <text:p text:style-name="P6">11.<text:tab/>We geven op een display weer hoeveel levens je nog hebt</text:p>
      <text:p text:style-name="P6">12. <text:tab/>Zie 4.</text:p>
      <text:p text:style-name="P6">13. <text:tab/>op de display geven we weer wie de eigenaar is.</text:p>
      <text:p text:style-name="P6">14. <text:tab/>JSON formaat.</text:p>
      <text:p text:style-name="P6">15.<text:tab/>Wild west shooter met <text:span text:style-name="T7">balletje gyroscope</text:span></text:p>
      <text:p text:style-name="P7">16.<text:tab/>Rood ledje gaat aan als je niet kunt schieten doordat je net geschoten hebt of doordat je <text:tab/>net geraakt bent of omdat je aan het herladen ben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0:24:10.922022085</meta:creation-date>
    <dc:date>2019-10-29T12:28:17.714593174</dc:date>
    <meta:editing-duration>PT2H47M30S</meta:editing-duration>
    <meta:editing-cycles>11</meta:editing-cycles>
    <meta:generator>LibreOffice/6.2.8.2$Linux_X86_64 LibreOffice_project/20$Build-2</meta:generator>
    <meta:document-statistic meta:table-count="1" meta:image-count="0" meta:object-count="0" meta:page-count="2" meta:paragraph-count="74" meta:word-count="410" meta:character-count="2182" meta:non-whitespace-character-count="1835"/>
  </office:meta>
</office:document-meta>
</file>